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685" draw:textarea-horizontal-align="justify" draw:textarea-vertical-align="middle" draw:auto-grow-height="false" fo:min-height="0.639cm" fo:min-width="2.421cm"/>
    </style:style>
    <style:style style:name="gr2" style:family="graphic" style:parent-style-name="standard">
      <style:graphic-properties draw:fill="solid" draw:fill-color="#add58a" draw:textarea-horizontal-align="justify" draw:textarea-vertical-align="middle" draw:auto-grow-height="false" fo:min-height="0.639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147cm" fo:min-width="2.802cm"/>
    </style:style>
    <style:style style:name="gr5" style:family="graphic" style:parent-style-name="standard">
      <style:graphic-properties draw:fill-color="#fff685" draw:textarea-horizontal-align="justify" draw:textarea-vertical-align="middle" draw:auto-grow-height="false" fo:min-height="0.893cm" fo:min-width="3.056cm"/>
    </style:style>
    <style:style style:name="gr6" style:family="graphic" style:parent-style-name="standard">
      <style:graphic-properties draw:stroke="none" draw:fill="none" fo:min-height="0.32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0.29cm" fo:min-width="1.387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685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add58a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-color="#add58a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21cm" svg:height="0.889cm" svg:x="15.732cm" svg:y="2.651cm">
          <text:p text:style-name="P1"><text:span text:style-name="T1">Camera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94cm" svg:height="0.889cm" svg:x="4.302cm" svg:y="2.778cm">
          <text:p text:style-name="P1"><text:span text:style-name="T1">Lidar scan 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699cm" svg:y1="3.667cm" svg:x2="5.699cm" svg:y2="3.667cm" draw:start-shape="id1" draw:start-glue-point="2" draw:end-shape="id1" draw:end-glue-point="2" svg:d="M5699 3667z" svg:viewBox="0 0 1 1">
          <text:p text:style-name="P1"/>
        </draw:connector>
        <draw:custom-shape draw:style-name="gr4" draw:text-style-name="P5" xml:id="id2" draw:id="id2" draw:layer="layout" svg:width="3.302cm" svg:height="1.397cm" svg:x="5.445cm" svg:y="6.461cm">
          <text:p text:style-name="P1"><text:span text:style-name="T2">Lidar scan</text:span></text:p>
          <text:p text:style-name="P1"><text:span text:style-name="T2">Yol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556cm" svg:height="1.143cm" svg:x="13.192cm" svg:y="6.461cm">
          <text:p text:style-name="P1"><text:span text:style-name="T1">Detection Network</text:span></text:p>
          <text:p text:style-name="P1"><text:span text:style-name="T1">Yolo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568cm" svg:height="0.57cm" svg:x="14.843cm" svg:y="5.129cm">
          <draw:text-box>
            <text:p><text:span text:style-name="T3">/</text:span><text:span text:style-name="T3">carl</text:span><text:span text:style-name="T3">a/</text:span><text:span text:style-name="T3">ego</text:span><text:span text:style-name="T3">_ve</text:span><text:span text:style-name="T3">hicl</text:span><text:span text:style-name="T3">e/</text:span><text:span text:style-name="T3">ca</text:span><text:span text:style-name="T3">me</text:span><text:span text:style-name="T3">ra/</text:span><text:span text:style-name="T3">rgb</text:span><text:span text:style-name="T3">/</text:span><text:span text:style-name="T3">fro</text:span><text:span text:style-name="T3">nt/</text:span><text:span text:style-name="T3">ima</text:span><text:span text:style-name="T3">ge_</text:span><text:span text:style-name="T3">col</text:span><text:span text:style-name="T3">or</text:span></text:p>
          </draw:text-box>
        </draw:frame>
        <draw:frame draw:style-name="gr6" draw:text-style-name="P7" draw:layer="layout" svg:width="5.701cm" svg:height="0.57cm" svg:x="5.713cm" svg:y="4.302cm">
          <draw:text-box>
            <text:p><text:span text:style-name="T3">/carla/</text:span><text:span text:style-name="T3">ego_vehicle/lidar/</text:span><text:span text:style-name="T3">lidar1/point_cloud</text:span></text:p>
          </draw:text-box>
        </draw:frame>
        <draw:connector draw:style-name="gr3" draw:text-style-name="P4" draw:layer="layout" svg:x1="5.699cm" svg:y1="3.667cm" svg:x2="7.096cm" svg:y2="6.461cm" draw:start-shape="id1" draw:end-shape="id2" svg:d="M5699 3667v1396h1397v1398" svg:viewBox="0 0 1398 2795">
          <text:p text:style-name="P1"/>
        </draw:connector>
        <draw:connector draw:style-name="gr3" draw:text-style-name="P4" draw:layer="layout" svg:x1="17.192cm" svg:y1="3.54cm" svg:x2="14.97cm" svg:y2="6.461cm" draw:start-shape="id3" draw:end-shape="id4" svg:d="M17192 3540v1460h-2222v1461" svg:viewBox="0 0 2223 2922">
          <text:p text:style-name="P1"/>
        </draw:connector>
        <draw:custom-shape draw:style-name="gr7" draw:text-style-name="P8" xml:id="id6" draw:id="id6" draw:layer="layout" svg:width="3.81cm" svg:height="1.143cm" svg:x="9.382cm" svg:y="10.652cm">
          <text:p text:style-name="P1"><text:span text:style-name="T1">Track 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2.667cm" svg:height="0.762cm" svg:x="10.017cm" svg:y="8.112cm">
          <text:p text:style-name="P1"><text:span text:style-name="T3">Track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1.35cm" svg:y1="8.874cm" svg:x2="11.287cm" svg:y2="10.652cm" draw:start-shape="id5" draw:end-shape="id6" draw:end-glue-point="0" svg:d="M11350 8874v889h-63v889" svg:viewBox="0 0 64 1779">
          <text:p/>
        </draw:connector>
        <draw:connector draw:style-name="gr10" draw:text-style-name="P9" draw:layer="layout" svg:x1="14.97cm" svg:y1="7.604cm" svg:x2="13.192cm" svg:y2="11.223cm" draw:start-shape="id4" draw:end-shape="id6" draw:end-glue-point="1" svg:d="M14970 7604v3619h-1778" svg:viewBox="0 0 1779 3620">
          <text:p/>
        </draw:connector>
        <draw:connector draw:style-name="gr10" draw:text-style-name="P9" draw:layer="layout" svg:x1="7.096cm" svg:y1="7.858cm" svg:x2="9.382cm" svg:y2="11.223cm" draw:start-shape="id2" draw:end-shape="id6" draw:end-glue-point="3" svg:d="M7096 7858v3365h2286" svg:viewBox="0 0 2287 3366">
          <text:p/>
        </draw:connector>
        <draw:frame draw:style-name="gr6" draw:text-style-name="P7" draw:layer="layout" svg:width="5.701cm" svg:height="0.57cm" svg:x="2.03cm" svg:y="8.177cm">
          <draw:text-box>
            <text:p><text:span text:style-name="T3">/sensor_fusion/detection/lidar/lidar1</text:span></text:p>
          </draw:text-box>
        </draw:frame>
        <draw:frame draw:style-name="gr6" draw:text-style-name="P6" draw:layer="layout" svg:width="5.334cm" svg:height="0.57cm" svg:x="14.843cm" svg:y="7.923cm">
          <draw:text-box>
            <text:p><text:span text:style-name="T3">/sensor_fusion/detection/camera/front</text:span></text:p>
          </draw:text-box>
        </draw:frame>
        <draw:connector draw:style-name="gr10" draw:text-style-name="P9" draw:layer="layout" svg:x1="11.287cm" svg:y1="11.795cm" svg:x2="11.131cm" svg:y2="17.746cm" draw:start-shape="id6" svg:d="M11287 11795v3226h-156v2725" svg:viewBox="0 0 157 5952">
          <text:p/>
        </draw:connector>
        <draw:frame draw:style-name="gr6" draw:text-style-name="P7" draw:layer="layout" svg:width="5.701cm" svg:height="0.57cm" svg:x="11.668cm" svg:y="12.749cm">
          <draw:text-box>
            <text:p><text:span text:style-name="T3">/sensor_fusion/tra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7T14:08:49.055478307</meta:creation-date>
    <dc:date>2023-02-17T18:22:10.389410098</dc:date>
    <meta:editing-duration>PT3H12M39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